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5.10116666666667cm" style:use-optimal-column-width="true"/>
    </style:style>
    <style:style style:name="co2" style:family="table-column">
      <style:table-column-properties fo:break-before="auto" style:column-width="17.0391666666667cm"/>
    </style:style>
    <style:style style:name="co3" style:family="table-column">
      <style:table-column-properties fo:break-before="auto" style:column-width="7.747cm"/>
    </style:style>
    <style:style style:name="co4" style:family="table-column">
      <style:table-column-properties fo:break-before="auto" style:column-width="1.69333333333333cm"/>
    </style:style>
    <style:style style:name="co5" style:family="table-column">
      <style:table-column-properties fo:break-before="auto" style:column-width="7.5565cm" style:use-optimal-column-width="true"/>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iberty_a_Torin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number-columns-repeated="16379" table:default-cell-style-name="ce1"/>
        <table:table-row table:style-name="ro1">
          <table:table-cell office:value-type="string" table:style-name="ce1">
            <text:p>Entity</text:p>
          </table:table-cell>
          <table:table-cell office:value-type="string" table:style-name="ce1">
            <text:p>Location</text:p>
          </table:table-cell>
          <table:table-cell office:value-type="string" table:style-name="ce1">
            <text:p>Snippet</text:p>
          </table:table-cell>
          <table:table-cell office:value-type="string" table:style-name="ce1">
            <text:p>Target</text:p>
          </table:table-cell>
          <table:table-cell office:value-type="string" table:style-name="ce1">
            <text:p>Commenti</text:p>
          </table:table-cell>
          <table:table-cell table:number-columns-repeated="16379"/>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Nello specifico panorama torinese quest'ultima risentì, nelle sue maggiori opere, dell'influenza dell'importante scuola parigina e di quella belga divenendo uno dei maggiori esempi italiani di questa corrente, non senza subire anche inevitabili incursioni eclettiche e déco. Per il successo di questa corrente stilistica e la tipologia di edifici che sorse nei primi decenni del Novecento, Torino divenne una delle capitali del liberty tanto che si percepiscono ancora oggi cospicue testimonianze architettoniche di quel periodo. Storia e contesto storico-artistico Il passaggio dal XIX al XX secolo in Europa fu caratterizzato da un fervente rinnovamento delle espressioni artistiche, fortemente influenzato dal progresso tecnico e dall'entusiastica esaltazione positivista degli importanti traguardi raggiunti dalla scienz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Nel complessivo e variegato panorama nazionale questa nuova corrente, che in seguito assunse anche il nome di «stile floreale», non si consolidò mai in una vera e propria scuola italiana di riferimento ma si affermò, seppur con un lieve ritardo rispetto ai maggiori paesi europei, vivendo il suo massimo splendore nei primissimi anni del Novecento. Nella sua prima decade, infatti, si può parlare di liberty, termine che infine si affermò più diffusamente in Italia e derivante dai celebri magazzini londinesi di Arthur Lasenby Liberty, tra i primi a esporre e diffondere oggetti e stampe di gusto esotico che ostentavano le forme sinuose tipiche di questo nuovo stile.</text:p>
          </table:table-cell>
          <table:table-cell table:number-columns-repeated="16381"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table:number-columns-repeated="16381"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 <text:s/>Torino tra Ottocento e Novecento: il liberty Torino, pur vantando un panorama architettonico caratterizzato prevalentemente dalla connotazione juvarriana dei numerosi palazzi nobiliari e delle residenze sabaude, nel ventennio a cavallo tra l'Ottocento e il Novecento si lasciò permeare da questa nuova corrente stilistica.</text:p>
          </table:table-cell>
          <table:table-cell table:number-columns-repeated="16381"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text:s/>Torino tra Ottocento e Novecento: il liberty Torino, pur vantando un panorama architettonico caratterizzato prevalentemente dalla connotazione juvarriana dei numerosi palazzi nobiliari e delle residenze sabaude, nel ventennio a cavallo tra l'Ottocento e il Novecento si lasciò permeare da questa nuova corrente stilistica. <text:s/>Inizialmente conosciuta come «arte nuova» o, secondo il giornalista torinese Emilio Thovez, «arte floreale», questo nuovo stile stupì per essere così «fedelmente naturalistico e nella sostanza nettamente decorativo».</text:p>
          </table:table-cell>
          <table:table-cell table:number-columns-repeated="16381"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Anche il mondo dell'industria, come già detto, non rimase indifferente alle inedite sinuosità dello stile liberty. Oltre alle concerie e ai birrifici progettati da Fenoglio in zona San Donato, nel quartiere San Salvario si trasferì nel 1903 anche la nuova sede dell'Impresa Porcheddu, così direttamente coinvolta dal fermento edilizio di questi decenni, essa occupò un basso fabbricato che sorgeva in corso Valentino 20, ovvero in corrispondenza dell'attuale ex sede FIAT di corso Marconi, sorta alla metà degli anni trenta del Novecento. Anche la nascente industria automobilistica rivestì il ruolo di committente;</text:p>
          </table:table-cell>
          <table:table-cell table:number-columns-repeated="16381"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table:number-columns-repeated="16381"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 <text:s/>La parabola finale del liberty, l'avvento dell'art déco e il neoliberty L'art déco Mentre gli orrori della prima guerra mondiale decretarono, non soltanto simbolicamente, la fine della spensierata stagione del liberty, nel corso del secondo decennio del Novecento il tema della «funzione» prevalse sulla «forma» e l'art déco fu una sorta di sinossi stilistica che vide trasformare le sue sinuose audacie in stilemi più rigorosi che anticiparono, anche se di poco, i caratteri principali del razionalismo; Torino ospita anche alcuni degni esempi di questa nuova corrente.</text:p>
          </table:table-cell>
          <table:table-cell table:number-columns-repeated="16381" table:style-name="ce1"/>
        </table:table-row>
        <table:table-row table:style-name="ro1">
          <table:table-cell office:value-type="string" table:style-name="ce1">
            <text:p>Novecento</text:p>
          </table:table-cell>
          <table:table-cell office:value-type="string" table:style-name="ce1">
            <text:p>Osteria Novecento, 20/A, Via Issiglio, Rione Lancia, Circoscrizione 3, Torino, Piemonte, 10141, Italia</text:p>
          </table:table-cell>
          <table:table-cell office:value-type="string" table:style-name="ce1">
            <text:p>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 Di Jaretti e Luzi è emblematica la cosiddetta Casa dell'Obelisco, dove emergono con raffinata ironia colti riferimenti stilistici che conducono a una rivisitazione dei materiali da costruzione, riproponendo l'utilizzo del litocemento per elementi decorativi che caratterizzano tutti i sinuosi prospetti dell'edificio marcatamente scanditi da rilievi orizzontali sovrapposti che richiamano le morfologie moderniste di Gaudí.</text:p>
          </table:table-cell>
          <table:table-cell table:number-columns-repeated="16381" table:style-name="ce1"/>
        </table:table-row>
        <table:table-row table:style-name="ro1">
          <table:table-cell office:value-type="string" table:style-name="ce1">
            <text:p>Caffarel</text:p>
          </table:table-cell>
          <table:table-cell office:value-type="string" table:style-name="ce1">
            <text:p>Caffarel, Via caduti per la libertà, Luserna San Giovanni, Torino, Piemonte, 10062,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Kind</text:p>
          </table:table-cell>
          <table:table-cell office:value-type="string" table:style-name="ce1">
            <text:p>Villino Kind, Via Vincenzo Monti, Pilonetto, Circoscrizione 8, Torino, Piemonte, 10126,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Kind</text:p>
          </table:table-cell>
          <table:table-cell office:value-type="string" table:style-name="ce1">
            <text:p>Villino Kind, Via Vincenzo Monti, Pilonetto, Circoscrizione 8, Torino, Piemonte, 10126, Italia</text:p>
          </table:table-cell>
          <table:table-cell office:value-type="string" table:style-name="ce1">
            <text:p>Esso nacque dall'idea di un illuminato imprenditore di origine elvetica, Napoleone Leumann, che trasferì lo stabilimento della sua azienda tessile da Voghera a Torino, beneficiando delle agevolazioni che offriva il capoluogo piemontese, reduce del contestato trasferimento della capitale prima a Firenze e poi a Roma; inoltre l'ampia offerta di manodopera specializzata a costi ridotti completò il processo di attrazione di capitali e imprenditori anche stranieri come Abegg, Geisser, Kind, Metzger, Menier, Remmert, Scott contribuendo a fare di Torino la nuova capitale dell'industria. La scelta cadde sul vasto lotto di terra di circa 60 000 m² nelle campagne circostanti Collegno, all'epoca piccolo paese alle porte della città.</text:p>
          </table:table-cell>
          <table:table-cell table:number-columns-repeated="16381" table:style-name="ce1"/>
        </table:table-row>
        <table:table-row table:style-name="ro1">
          <table:table-cell office:value-type="string" table:style-name="ce1">
            <text:p>Kind</text:p>
          </table:table-cell>
          <table:table-cell office:value-type="string" table:style-name="ce1">
            <text:p>Villino Kind, Via Vincenzo Monti, Pilonetto, Circoscrizione 8, Torino, Piemonte, 10126, Italia</text:p>
          </table:table-cell>
          <table:table-cell office:value-type="string" table:style-name="ce1">
            <text:p>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 Anche il mondo dell'industria, come già detto, non rimase indifferente alle inedite sinuosità dello stile liberty.</text:p>
          </table:table-cell>
          <table:table-cell table:number-columns-repeated="16381" table:style-name="ce1"/>
        </table:table-row>
        <table:table-row table:style-name="ro1">
          <table:table-cell office:value-type="string" table:style-name="ce1">
            <text:p>Casabella</text:p>
          </table:table-cell>
          <table:table-cell office:value-type="string" table:style-name="ce1">
            <text:p>Casabella, Carema, Torino, Piemonte, 11026, Italia</text:p>
          </table:table-cell>
          <table:table-cell office:value-type="string" table:style-name="ce1">
            <text:p>Sempre edita dalla Camilla &amp; Bertolero vi fu la rivista di settore L'Arte Decorativa Moderna, fondata nel 1902 a Torino su iniziativa del pittore torinese Enrico Reycend, avvalendosi di illustri colleghi come: Davide Calandra, Leonardo Bistolfi, Giorgio Ceragioli e lo scrittore Enrico Thovez. Altre pubblicazioni periodiche degne di nota furono Emporium, l'Architettura Italiana e La Casa Bella, testata in seguito diretta da Gio Ponti e che esiste ancora oggigiorno come Casabella. Anche il settore dell'arredamento fu attivamente partecipe al fiorente periodo liberty, ottimo campo per le arti applicat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Albergo Rocciamelone di</text:p>
          </table:table-cell>
          <table:table-cell office:value-type="string" table:style-name="ce1">
            <text:p>Albergo Rocciamelone, 37, Via Roma, Cascine, Usseglio, Unione Montana Alpi Graie, Torino, Piemonte, 10070, Italia</text:p>
          </table:table-cell>
          <table:table-cell office:value-type="string" table:style-name="ce1">
            <text:p>seppur ancora non facente parte di una realtà industriale, esso poteva contare su competenti maestranze e rappresentava una realtà artigianale molto apprezzata. Alcuni esponenti da ricordare sono la Vetreria Albano&amp;Macario che tra le svariate opere realizzò la Terrazza Solferino e il Mobilificio Torinese F. Cesare Gandolfo che produsse anche molti arredi per caffè, ristoranti e alberghi, tra cui l'Albergo Rocciamelone di Usseglio per cui realizzò l'intero arredo. Torino visse dunque intensamente e a «tutto tondo» la stagione del liberty che, seppur relativamente breve, divenne un importante punto di riferimento per l'Italia, capace di attrarre contributi di personaggi di rilievo internazionale come l'architetto friulano Raimondo D'Aronco che, reduce delle recenti realizzazioni a Istanbul, per l'esposizione torinese del 1902 progettò il Grande Vestibolo.</text:p>
          </table:table-cell>
          <table:table-cell office:value-type="string" table:style-name="ce1">
            <text:p>Si</text:p>
          </table:table-cell>
          <table:table-cell table:number-columns-repeated="16380" table:style-name="ce1"/>
        </table:table-row>
        <table:table-row table:style-name="ro1">
          <table:table-cell office:value-type="string" table:style-name="ce1">
            <text:p>Istanbul</text:p>
          </table:table-cell>
          <table:table-cell office:value-type="string" table:style-name="ce1">
            <text:p>Istanbul, 45, Via Francesco Cigna, Valdocco, Circoscrizione 7, Torino, Piemonte, 10122, Italia</text:p>
          </table:table-cell>
          <table:table-cell office:value-type="string" table:style-name="ce1">
            <text:p>Alcuni esponenti da ricordare sono la Vetreria Albano&amp;Macario che tra le svariate opere realizzò la Terrazza Solferino e il Mobilificio Torinese F. Cesare Gandolfo che produsse anche molti arredi per caffè, ristoranti e alberghi, tra cui l'Albergo Rocciamelone di Usseglio per cui realizzò l'intero arredo. Torino visse dunque intensamente e a «tutto tondo» la stagione del liberty che, seppur relativamente breve, divenne un importante punto di riferimento per l'Italia, capace di attrarre contributi di personaggi di rilievo internazionale come l'architetto friulano Raimondo D'Aronco che, reduce delle recenti realizzazioni a Istanbul, per l'esposizione torinese del 1902 progettò il Grande Vestibolo. Sull'onda del successo dell'esposizione, Torino continuò a essere terreno fertile di svariate sperimentazioni, seppur molto coerenti e sobrie, da parte di un folto gruppo di architetti e ingegneri quali:</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Villino Raby</text:p>
          </table:table-cell>
          <table:table-cell office:value-type="string" table:style-name="ce1">
            <text:p>Villino Raby, Corso Francia, San Donato, Circoscrizione 4, Torino, Piemonte, 10140, Italia</text:p>
          </table:table-cell>
          <table:table-cell office:value-type="string" table:style-name="ce1">
            <text:p>Tra le sue opere più note si possono citare: il Villino Raby (1901), la celebre Villa Scott (1902), trionfo di logge, torrette, vetrate, bovindi e, soprattutto, la sua opera più nota e apprezzata: Casa Fenoglio-Lafleur (1902), considerata «il più significativo esempio di stile liberty in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 Scott</text:p>
          </table:table-cell>
          <table:table-cell office:value-type="string" table:style-name="ce1">
            <text:p>Villa Scott, Corso Giovanni Lanza, Borgo Po, Circoscrizione 8, Torino, Piemonte, 10131, Italia</text:p>
          </table:table-cell>
          <table:table-cell office:value-type="string" table:style-name="ce1">
            <text:p>Tra le sue opere più note si possono citare: il Villino Raby (1901), la celebre Villa Scott (1902), trionfo di logge, torrette, vetrate, bovindi e, soprattutto, la sua opera più nota e apprezzata: Casa Fenoglio-Lafleur (1902), considerata «il più significativo esempio di stile liberty in Italia.</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Fenoglio-Lafleur</text:p>
          </table:table-cell>
          <table:table-cell office:value-type="string" table:style-name="ce1">
            <text:p>Casa Fenoglio-Lafleur, Corso Francia, San Donato, Circoscrizione 4, Torino, Piemonte, 10140, Italia</text:p>
          </table:table-cell>
          <table:table-cell office:value-type="string" table:style-name="ce1">
            <text:p>il Villino Raby (1901), la celebre Villa Scott (1902), trionfo di logge, torrette, vetrate, bovindi e, soprattutto, la sua opera più nota e apprezzata: Casa Fenoglio-Lafleur (1902), considerata «il più significativo esempio di stile liberty in Italia. »Altri edifici degni di nota che ripropongono elementi decorativi derivanti dal successo di Casa Fenoglio-Lafleur sono la Casa Rossi-Galateri (1903) di via Passalacqua e la non meno apprezzabile Casa Girardi (1904) di via Cibrario 54.</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Fenoglio-Lafleur</text:p>
          </table:table-cell>
          <table:table-cell office:value-type="string" table:style-name="ce1">
            <text:p>Casa Fenoglio-Lafleur, Corso Francia, San Donato, Circoscrizione 4, Torino, Piemonte, 10140, Italia</text:p>
          </table:table-cell>
          <table:table-cell office:value-type="string" table:style-name="ce1">
            <text:p>Casa Fenoglio-Lafleur (1902), considerata «il più significativo esempio di stile liberty in Italia. »Altri edifici degni di nota che ripropongono elementi decorativi derivanti dal successo di Casa Fenoglio-Lafleur sono la Casa Rossi-Galateri (1903) di via Passalacqua e la non meno apprezzabile Casa Girardi (1904) di via Cibrario 54. L'opera di Fenoglio risultò relativamente breve ma proficua e si possono citare ancora numerosi edifici analoghi, altre «case da pigione» a uso abitativo:</text:p>
          </table:table-cell>
          <table:table-cell table:number-columns-repeated="16381" table:style-name="ce1"/>
        </table:table-row>
        <table:table-row table:style-name="ro1">
          <table:table-cell office:value-type="string" table:style-name="ce1">
            <text:p>Casa Girardi</text:p>
          </table:table-cell>
          <table:table-cell office:value-type="string" table:style-name="ce1">
            <text:p>Casa Girardi, Via Luigi Cibrario, San Donato, Circoscrizione 4, Torino, Piemonte, 10140, Italia</text:p>
          </table:table-cell>
          <table:table-cell office:value-type="string" table:style-name="ce1">
            <text:p>Casa Fenoglio-Lafleur (1902), considerata «il più significativo esempio di stile liberty in Italia. »Altri edifici degni di nota che ripropongono elementi decorativi derivanti dal successo di Casa Fenoglio-Lafleur sono la Casa Rossi-Galateri (1903) di via Passalacqua e la non meno apprezzabile Casa Girardi (1904) di via Cibrario 54. L'opera di Fenoglio risultò relativamente breve ma proficua e si possono citare ancora numerosi edifici analoghi, altre «case da pigione» a uso abitativo:</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Macciotta</text:p>
          </table:table-cell>
          <table:table-cell office:value-type="string" table:style-name="ce1">
            <text:p>Casa Macciotta, 32, Corso Francia, San Donato, Circoscrizione 4, Torino, Piemonte, 10143, Italia</text:p>
          </table:table-cell>
          <table:table-cell office:value-type="string" table:style-name="ce1">
            <text:p>L'opera di Fenoglio risultò relativamente breve ma proficua e si possono citare ancora numerosi edifici analoghi, altre «case da pigione» a uso abitativo: Casa Rey (1904), Casa Boffa-Costa (1904), Casa Macciotta (1904), Casa Balbis (1905), Casa Ina (1906), Casa Guelpa (1907), fino a spingersi fuori del Piemonte, con la realizzazione della villa dell'on. Magno Magni a Canzo, presso Como. L'attività fenogliana ebbe come committente anche il nascente mondo dell'industria, che trovava a Torino un luogo favorevole per stabilire la sede di nuovi insediamenti.</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Balbis</text:p>
          </table:table-cell>
          <table:table-cell office:value-type="string" table:style-name="ce1">
            <text:p>Casa Padrini via Balbis, Via Le Chiuse, San Donato, Circoscrizione 4, Torino, Piemonte, 10143, Italia</text:p>
          </table:table-cell>
          <table:table-cell office:value-type="string" table:style-name="ce1">
            <text:p>L'opera di Fenoglio risultò relativamente breve ma proficua e si possono citare ancora numerosi edifici analoghi, altre «case da pigione» a uso abitativo: Casa Rey (1904), Casa Boffa-Costa (1904), Casa Macciotta (1904), Casa Balbis (1905), Casa Ina (1906), Casa Guelpa (1907), fino a spingersi fuori del Piemonte, con la realizzazione della villa dell'on. Magno Magni a Canzo, presso Como. L'attività fenogliana ebbe come committente anche il nascente mondo dell'industria, che trovava a Torino un luogo favorevole per stabilire la sede di nuovi insediamenti.</text:p>
          </table:table-cell>
          <table:table-cell office:value-type="string" table:style-name="ce1">
            <text:p>Si</text:p>
          </table:table-cell>
          <table:table-cell table:number-columns-repeated="16380" table:style-name="ce1"/>
        </table:table-row>
        <table:table-row table:style-name="ro1">
          <table:table-cell office:value-type="string" table:style-name="ce1">
            <text:p>Metzger</text:p>
          </table:table-cell>
          <table:table-cell office:value-type="string" table:style-name="ce1">
            <text:p>Ex birrificio Metzger, Via Gabriele Bogetto, San Donato, Circoscrizione 4, Torino, Piemonte, 10144, Italia</text:p>
          </table:table-cell>
          <table:table-cell office:value-type="string" table:style-name="ce1">
            <text:p>malgrado queste premesse anche a Torino quest'iniziale vocazione populistica del liberty andò scemando, l'ideale di un «socialismo della bellezza» andò evolvendosi in un ricco trionfo di motivi floreali, nervature filiformi, ardite decorazioni metalliche di chiara ispirazione fitomorfa ma divenne presto soltanto un privilegio delle classi sociali più abbienti. Questa nuova corrente stilistica fu agevolata dalla presenza di molti industriali italiani e soprattutto inglesi o elvetici come: Abegg, Bich, Caffarel, Caratsch, Kind, Krupp, Leumann, Miller, Menier, Metzger, Remmert, Scott, che contribuirono a quel «respiro internazionale» e alla futura vocazione industriale del capoluogo piemontese, e che nel capoluogo piemontese insediarono nuovi e numerosi stabilimenti proprio negli anni a ridosso tra Ottocento e Novecento. A seguito di questa stagione stilistica, spesso considerata «frivola» e forse ingenuamente ottimista, il valore aggiunto della tecnica e dell'industria prevalsero, così come la «funzione» prevalse sulla «forma» ma la modernità presto sfociò negli orrori della Grande Guerra che, non soltanto simbolicamente, decretò la fine della stagione del liberty.</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Metzger</text:p>
          </table:table-cell>
          <table:table-cell office:value-type="string" table:style-name="ce1">
            <text:p>Ex birrificio Metzger, Via Gabriele Bogetto, San Donato, Circoscrizione 4, Torino, Piemonte, 10144, Italia</text:p>
          </table:table-cell>
          <table:table-cell office:value-type="string" table:style-name="ce1">
            <text:p>Esso nacque dall'idea di un illuminato imprenditore di origine elvetica, Napoleone Leumann, che trasferì lo stabilimento della sua azienda tessile da Voghera a Torino, beneficiando delle agevolazioni che offriva il capoluogo piemontese, reduce del contestato trasferimento della capitale prima a Firenze e poi a Roma; inoltre l'ampia offerta di manodopera specializzata a costi ridotti completò il processo di attrazione di capitali e imprenditori anche stranieri come Abegg, Geisser, Kind, Metzger, Menier, Remmert, Scott contribuendo a fare di Torino la nuova capitale dell'industria. La scelta cadde sul vasto lotto di terra di circa 60 000 m² nelle campagne circostanti Collegno, all'epoca piccolo paese alle porte della città.</text:p>
          </table:table-cell>
          <table:table-cell table:number-columns-repeated="16381"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opera di Fenoglio Il maggiore protagonista del liberty torinese fu indubbiamente Pietro Fenoglio, la cui prolifica attività consegnò a Torino alcuni dei maggiori esempi italiani di questo nuovo stile. Egli si dedicò per circa tredici anni alla realizzazione di oltre trecento progetti tra ville e palazzi, alcuni dei quali concentrati nell'area di corso Francia e vie adiacenti, oltre a svariati edifici industriali commissionati dalla nuova classe dirigente torinese; tuttavia il suo contributo non fu soltanto quello di uno stimato professionista, egli fu chiamato anche a intervenire a livello politico, ricoprendo cariche di consigliere comunale e consulente per lo studio del nuovo piano regolatore completato nel 1908.Fenoglio fu inoltre tra gli organizzatori delle edizioni dell'Esposizione Internazionale del 1902 e del 1911 ma fu attivo anche nel campo dell'editoria figurando tra i fondatori e tra i più importanti collaboratori della rivista L'architettura italiana moderna.</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Francia</text:p>
          </table:table-cell>
          <table:table-cell office:value-type="string" table:style-name="ce1">
            <text:p>Francia, Cossano Canavese, Torino, Piemonte, Italia</text:p>
          </table:table-cell>
          <table:table-cell office:value-type="string" table:style-name="ce1">
            <text:p>La scelta cadde sul vasto lotto di terra di circa 60 000 m² nelle campagne circostanti Collegno, all'epoca piccolo paese alle porte della città. Fondamentale nella scelta del luogo fu anche la presenza di canali irrigui e la vicinanza della nuova ferrovia che, correndo lungo l'asse dell'attuale corso Francia, consentiva un rapido collegamento con Torino, la vicina Rivoli ma anche con la Val di Susa e la Francia, attraverso il nuovo tunnel del Fréjus. Il complesso, progettato tra il 1875 e il 1907 da Pietro Fenoglio, è costituito da due comprensori residenziali a latere dello stabilimento tessile, che cessò la sua attività nel 2007, che ospitava originariamente circa un migliaio di persone tra operai, impiegati e relative famiglie.</text:p>
          </table:table-cell>
          <table:table-cell table:number-columns-repeated="16381" table:style-name="ce1"/>
        </table:table-row>
        <table:table-row table:style-name="ro1">
          <table:table-cell office:value-type="string" table:style-name="ce1">
            <text:p>Val di Susa</text:p>
          </table:table-cell>
          <table:table-cell office:value-type="string" table:style-name="ce1">
            <text:p>Val di Susa, Oulx, Torino, Piemonte, 10056, Italia</text:p>
          </table:table-cell>
          <table:table-cell office:value-type="string" table:style-name="ce1">
            <text:p>La scelta cadde sul vasto lotto di terra di circa 60 000 m² nelle campagne circostanti Collegno, all'epoca piccolo paese alle porte della città. Fondamentale nella scelta del luogo fu anche la presenza di canali irrigui e la vicinanza della nuova ferrovia che, correndo lungo l'asse dell'attuale corso Francia, consentiva un rapido collegamento con Torino, la vicina Rivoli ma anche con la Val di Susa e la Francia, attraverso il nuovo tunnel del Fréjus. Il complesso, progettato tra il 1875 e il 1907 da Pietro Fenoglio, è costituito da due comprensori residenziali a latere dello stabilimento tessile, che cessò la sua attività nel 2007, che ospitava originariamente circa un migliaio di persone tra operai, impiegati e relative famiglie.</text:p>
          </table:table-cell>
          <table:table-cell office:value-type="string" table:style-name="ce1">
            <text:p>Si</text:p>
          </table:table-cell>
          <table:table-cell office:value-type="string" table:style-name="ce1">
            <text:p>Non è in città</text:p>
          </table:table-cell>
          <table:table-cell table:number-columns-repeated="16379"/>
        </table:table-row>
        <table:table-row table:style-name="ro1">
          <table:table-cell office:value-type="string" table:style-name="ce1">
            <text:p>Fréjus</text:p>
          </table:table-cell>
          <table:table-cell office:value-type="string" table:style-name="ce1">
            <text:p>Frejus, 35, Corso Francia, Cit Turin, Circoscrizione 3, Torino, Piemonte, 10138, Italia</text:p>
          </table:table-cell>
          <table:table-cell office:value-type="string" table:style-name="ce1">
            <text:p>La scelta cadde sul vasto lotto di terra di circa 60 000 m² nelle campagne circostanti Collegno, all'epoca piccolo paese alle porte della città. Fondamentale nella scelta del luogo fu anche la presenza di canali irrigui e la vicinanza della nuova ferrovia che, correndo lungo l'asse dell'attuale corso Francia, consentiva un rapido collegamento con Torino, la vicina Rivoli ma anche con la Val di Susa e la Francia, attraverso il nuovo tunnel del Fréjus. Il complesso, progettato tra il 1875 e il 1907 da Pietro Fenoglio, è costituito da due comprensori residenziali a latere dello stabilimento tessile, che cessò la sua attività nel 2007, che ospitava originariamente circa un migliaio di persone tra operai, impiegati e relative famiglie.</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Esempi analoghi sorsero nel medesimo periodo anche in Lombardia e in Veneto ma il Villaggio Leumann è forse l'esempio più esteso, completo e funzionale, tale da essere diventato un'interessante testimonianza di carattere storico, culturale e architettonico. 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text:p>
          </table:table-cell>
          <table:table-cell office:value-type="string" table:style-name="ce1">
            <text:p>Si</text:p>
          </table:table-cell>
          <table:table-cell table:number-columns-repeated="16380"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Grazie all'avvento dell'energia elettrica e alla sua crescente diffusione, le industrie proliferarono e stabilirono nuovi insediamenti alla periferia della città abbandonando definitivamente il quartiere San Donato e la zona precollinare, scelta obbligata fino a quando la forza motrice era relegata all'energia idraulica dei mulini e dei martinetti che sorgevano in quelle aree caratterizzate da forti dislivelli. 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text:p>
          </table:table-cell>
          <table:table-cell table:number-columns-repeated="16381"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text:p>
          </table:table-cell>
          <table:table-cell table:number-columns-repeated="16381"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Anche il mondo dell'industria, come già detto, non rimase indifferente alle inedite sinuosità dello stile liberty. Oltre alle concerie e ai birrifici progettati da Fenoglio in zona San Donato, nel quartiere San Salvario si trasferì nel 1903 anche la nuova sede dell'Impresa Porcheddu, così direttamente coinvolta dal fermento edilizio di questi decenni, essa occupò un basso fabbricato che sorgeva in corso Valentino 20, ovvero in corrispondenza dell'attuale ex sede FIAT di corso Marconi, sorta alla metà degli anni trenta del Novecento. Anche la nascente industria automobilistica rivestì il ruolo di committente;</text:p>
          </table:table-cell>
          <table:table-cell table:number-columns-repeated="16381"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table:number-columns-repeated="16381" table:style-name="ce1"/>
        </table:table-row>
        <table:table-row table:style-name="ro1">
          <table:table-cell office:value-type="string" table:style-name="ce1">
            <text:p>San Salvario</text:p>
          </table:table-cell>
          <table:table-cell office:value-type="string" table:style-name="ce1">
            <text:p>San Salvario, Circoscrizione 8, Torino, Piemonte, 10125,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table:number-columns-repeated="16381" table:style-name="ce1"/>
        </table:table-row>
        <table:table-row table:style-name="ro1">
          <table:table-cell office:value-type="string" table:style-name="ce1">
            <text:p>Palazzo Bellia</text:p>
          </table:table-cell>
          <table:table-cell office:value-type="string" table:style-name="ce1">
            <text:p>Palazzo Bellia, Via Venti Settembre, Centro, Circoscrizione 1, Torino, Piemonte, 1023, Italia</text:p>
          </table:table-cell>
          <table:table-cell office:value-type="string" table:style-name="ce1">
            <text:p>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 Qui il Ceppi, ha saputo fondere stilemi barocchi ed eclettici a sinuosità già liberty e, nel caso di Palazzo Bellia, ha fatto ampio uso di bovindi, torrette e archi trilobati, facendone uno degli edifici più caratteristici della centralissima via Pietro Micc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Bellia</text:p>
          </table:table-cell>
          <table:table-cell office:value-type="string" table:style-name="ce1">
            <text:p>Palazzo Bellia, Via Venti Settembre, Centro, Circoscrizione 1, Torino, Piemonte, 1023, Italia</text:p>
          </table:table-cell>
          <table:table-cell office:value-type="string" table:style-name="ce1">
            <text:p>L'emblema di alcune prime sperimentazioni che, da un'impostazione ancora evidentemente eclettica tanto cara a Carlo Ceppi, lasciano comunque trasparire protostilemi liberty sono sicuramente Palazzo Bellia (1898) e Palazzo Priotti (1900). Qui il Ceppi, ha saputo fondere stilemi barocchi ed eclettici a sinuosità già liberty e, nel caso di Palazzo Bellia, ha fatto ampio uso di bovindi, torrette e archi trilobati, facendone uno degli edifici più caratteristici della centralissima via Pietro Micca. Allievo di Carlo Ceppi, il prolifico Pietro Fenoglio costruì il suo successo sullo stile dichiaratamente liberty e la sua influenza stilistica contagiò numerosi altri architetti, alimentando una crescente e fruttuosa competizione che rese la stagione del liberty torinese degna di essere ricordata.</text:p>
          </table:table-cell>
          <table:table-cell table:number-columns-repeated="16381" table:style-name="ce1"/>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Grazie all'avvento dell'energia elettrica e alla sua crescente diffusione, le industrie proliferarono e stabilirono nuovi insediamenti alla periferia della città abbandonando definitivamente il quartiere San Donato e la zona precollinare, scelta obbligata fino a quando la forza motrice era relegata all'energia idraulica dei mulini e dei martinetti che sorgevano in quelle aree caratterizzate da forti dislivelli. 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text:p>
          </table:table-cell>
          <table:table-cell office:value-type="string" table:style-name="ce1">
            <text:p>Si</text:p>
          </table:table-cell>
          <table:table-cell table:number-columns-repeated="16380" table:style-name="ce1"/>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Della stessa idea furono anche i maggiori esponenti della nobiltà e della finanza che, pur senza ricorrere al neogotico, per i loro edifici di rappresentanza predilessero uno stile neoclassico più sobrio, tradizionale e conservatore, come accadde per esempio per l'edificio eclettico delle Assicurazioni Generali Venezia in piazza Solferino, progettato dello stesso Pietro Fenoglio che tuttavia qui si piegò alle indiscutibili esigenze del committente. Oltre al ben noto Borgo Medievale del Parco del Valentino, gioiello frutto di un accurato studio delle vestigia medievali locali coordinato dall'architetto portoghese Alfredo d'Andrade, nell'elegante quartiere residenziale Cit Turin si possono notare degli ottimi esempi di architettura civile nelle opere commissionate da Carrera: la Casa della Vittoria (1918-20) di Gottardo Gussoni, insieme all'abitazione dello stesso Carrera, ne sono l'esempio di maggior rilevanza.</text:p>
          </table:table-cell>
          <table:table-cell table:number-columns-repeated="16381" table:style-name="ce1"/>
        </table:table-row>
        <table:table-row table:style-name="ro1">
          <table:table-cell office:value-type="string" table:style-name="ce1">
            <text:p>Parco del Valentino</text:p>
          </table:table-cell>
          <table:table-cell office:value-type="string" table:style-name="ce1">
            <text:p>Parco del Valentino, Circoscrizione 8,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table:number-columns-repeated="16381" table:style-name="ce1"/>
        </table:table-row>
        <table:table-row table:style-name="ro1">
          <table:table-cell office:value-type="string" table:style-name="ce1">
            <text:p>via Saluzzo</text:p>
          </table:table-cell>
          <table:table-cell office:value-type="string" table:style-name="ce1">
            <text:p>Via Saluzzo, San Salvario, Circoscrizione 8, Torino, Piemonte, 10125, Italia</text:p>
          </table:table-cell>
          <table:table-cell office:value-type="string" table:style-name="ce1">
            <text:p>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text:p>
          </table:table-cell>
          <table:table-cell office:value-type="string" table:style-name="ce1">
            <text:p>Si</text:p>
          </table:table-cell>
          <table:table-cell table:number-columns-repeated="16380" table:style-name="ce1"/>
        </table:table-row>
        <table:table-row table:style-name="ro1">
          <table:table-cell office:value-type="string" table:style-name="ce1">
            <text:p>Madama Cristina</text:p>
          </table:table-cell>
          <table:table-cell office:value-type="string" table:style-name="ce1">
            <text:p>Madama Cristina, Via San Pio Quinto, San Salvario, Circoscrizione 8, Torino, Piemonte, 10125, Italia</text:p>
          </table:table-cell>
          <table:table-cell office:value-type="string" table:style-name="ce1">
            <text:p>Il quartiere San Salvario, a ridosso del Parco del Valentino e dove si svolsero le esposizioni di quegli anni, fu proprio uno dei primi a sviluppare nuovi isolati di stabilimenti industriali e di edilizia residenziale, talvolta modificando i prospetti di edifici già esistenti oppure richiedendo l'autorizzazione per delle varianti di progetto affinché si costruissero edifici dall'aspetto «contemporaneo». Oltre alle numerose «case da pigione» delle vicine via Pietro Giuria, via Saluzzo e via Madama Cristina, in San Salvario sorse anche Villa Javelli, l'abitazione torinese che D'Aronco progettò e fece costruire per sua moglie; poco distante sorge anche il noto Villino Kind (1906), residenza dell'ingegnere svizzero Adolfo Kind, divenuto celebre in Italia per aver introdotto per primo il nuovo sport dello sci, nonché fondatore del primo club italiano, lo Ski Club Torino.</text:p>
          </table:table-cell>
          <table:table-cell office:value-type="string" table:style-name="ce1">
            <text:p>No<text:s/></text:p>
          </table:table-cell>
          <table:table-cell office:value-type="string" table:style-name="ce1">
            <text:p>Errore locazione</text:p>
          </table:table-cell>
          <table:table-cell table:number-columns-repeated="16379"/>
        </table:table-row>
        <table:table-row table:style-name="ro1">
          <table:table-cell office:value-type="string" table:style-name="ce1">
            <text:p>Scuola Allievi</text:p>
          </table:table-cell>
          <table:table-cell office:value-type="string" table:style-name="ce1">
            <text:p>Scuola Allievi Carabinieri, Via Ettore Perrone, Centro, Circoscrizione 1, Torino, Piemonte, 10140, Italia</text:p>
          </table:table-cell>
          <table:table-cell office:value-type="string" table:style-name="ce1">
            <text:p>essa trasferì l'attività nel 1906 alla periferia sud della città, nell'attuale corso Raffaello 17, in un fabbricato ancora ben riconoscibile per i varchi d'accesso contornati da grandi volute circolari in litocemento. La stessa FIAT, costituitasi a Torino proprio nel 1899, commissionò il suo primo stabilimento al giovane architetto Alfredo Premoli che, tra il 1904 e il 1906, in corso Dante Alighieri realizzò il complesso comprendente la Scuola Allievi e la prima fabbrica, il cui edificio è vistosamente incorniciato da motivi floreali stilizzati sugli angoli delle cimase in litocemento sulla sommità che riportano l'acronimo della casa automobilistica torinese. Significativa è anche la Galleria dell'Industria Subalpina, struttura ispirata ai tipici passages parigini seppur ancora reduce di un gusto eclettico, che ospitava il celebre Caffè Romano e dove si affaccia l'elegante Caffè Baratti &amp; Milano, ristrutturato nel 1909;</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Galleria dell'Industria Subalpina</text:p>
          </table:table-cell>
          <table:table-cell office:value-type="string" table:style-name="ce1">
            <text:p>Galleria dell'Industria Subalpina, Centro, Circoscrizione 1, Torino, Piemonte, 1023, Italia</text:p>
          </table:table-cell>
          <table:table-cell office:value-type="string" table:style-name="ce1">
            <text:p>La stessa FIAT, costituitasi a Torino proprio nel 1899, commissionò il suo primo stabilimento al giovane architetto Alfredo Premoli che, tra il 1904 e il 1906, in corso Dante Alighieri realizzò il complesso comprendente la Scuola Allievi e la prima fabbrica, il cui edificio è vistosamente incorniciato da motivi floreali stilizzati sugli angoli delle cimase in litocemento sulla sommità che riportano l'acronimo della casa automobilistica torinese. Significativa è anche la Galleria dell'Industria Subalpina, struttura ispirata ai tipici passages parigini seppur ancora reduce di un gusto eclettico, che ospitava il celebre Caffè Romano e dove si affaccia l'elegante Caffè Baratti &amp; Milano, ristrutturato nel 1909; il suo ingresso dai portici di piazza Castello esibisce una ricca cornice in marmo impreziosita da bassorilievi bronzei e interni riccamente lavorati, con ampio utilizzo di tarsìe marmoree e stucchi.</text:p>
          </table:table-cell>
          <table:table-cell office:value-type="string" table:style-name="ce1">
            <text:p>Si</text:p>
          </table:table-cell>
          <table:table-cell table:number-columns-repeated="16380" table:style-name="ce1"/>
        </table:table-row>
        <table:table-row table:style-name="ro1">
          <table:table-cell office:value-type="string" table:style-name="ce1">
            <text:p>Caffè Romano</text:p>
          </table:table-cell>
          <table:table-cell office:value-type="string" table:style-name="ce1">
            <text:p>Caffè Gelateria Fiorio, 8c, Via Po, Centro, Circoscrizione 1, Torino, Piemonte, 10123, Italia</text:p>
          </table:table-cell>
          <table:table-cell office:value-type="string" table:style-name="ce1">
            <text:p>La stessa FIAT, costituitasi a Torino proprio nel 1899, commissionò il suo primo stabilimento al giovane architetto Alfredo Premoli che, tra il 1904 e il 1906, in corso Dante Alighieri realizzò il complesso comprendente la Scuola Allievi e la prima fabbrica, il cui edificio è vistosamente incorniciato da motivi floreali stilizzati sugli angoli delle cimase in litocemento sulla sommità che riportano l'acronimo della casa automobilistica torinese. Significativa è anche la Galleria dell'Industria Subalpina, struttura ispirata ai tipici passages parigini seppur ancora reduce di un gusto eclettico, che ospitava il celebre Caffè Romano e dove si affaccia l'elegante Caffè Baratti &amp; Milano, ristrutturato nel 1909; il suo ingresso dai portici di piazza Castello esibisce una ricca cornice in marmo impreziosita da bassorilievi bronzei e interni riccamente lavorati, con ampio utilizzo di tarsìe marmoree e stucchi.</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Significativa è anche la Galleria dell'Industria Subalpina, struttura ispirata ai tipici passages parigini seppur ancora reduce di un gusto eclettico, che ospitava il celebre Caffè Romano e dove si affaccia l'elegante Caffè Baratti &amp; Milano, ristrutturato nel 1909; il suo ingresso dai portici di piazza Castello esibisce una ricca cornice in marmo impreziosita da bassorilievi bronzei e interni riccamente lavorati, con ampio utilizzo di tarsìe marmoree e stucchi. Nel quartiere Crocetta si può invece ammirare la notevole Casa Maffei (1905), con ringhiere e ferri battuti del maestro lombardo Alessandro Mazzucotelli, su progetto di Antonio Vandone di Cortemilia;</text:p>
          </table:table-cell>
          <table:table-cell office:value-type="string" table:style-name="ce1">
            <text:p>Si</text:p>
          </table:table-cell>
          <table:table-cell table:number-columns-repeated="16380" table:style-name="ce1"/>
        </table:table-row>
        <table:table-row table:style-name="ro1">
          <table:table-cell office:value-type="string" table:style-name="ce1">
            <text:p>piazza Castello</text:p>
          </table:table-cell>
          <table:table-cell office:value-type="string" table:style-name="ce1">
            <text:p>Piazza Castello, Centro, Circoscrizione 1, Torino, Piemonte, 1023, Italia</text:p>
          </table:table-cell>
          <table:table-cell office:value-type="string" table:style-name="ce1">
            <text:p>Tuttavia l'architetto Vandone di Cortemilia si dedicò anche a locali commerciali: da citare doverosamente troviamo il Caffè Mulassano nella centralissima piazza Castello, le cui dimensioni ridotte non fanno tuttavia sfigurare le eleganti boiseries e specchi, il soffitto a cassettoni in legno e cuoio e le numerose decorazioni in bronzo. Ulteriori opere di Vandone di Cortemilia sono presenti anche presso il Cimitero Monumentale, insieme ad altre opere di L. Bistolfi, D. Calandra, G. Casanova, C. Fumagalli, E. Rubino e A. Mazzucotelli.</text:p>
          </table:table-cell>
          <table:table-cell table:number-columns-repeated="16381" table:style-name="ce1"/>
        </table:table-row>
        <table:table-row table:style-name="ro1">
          <table:table-cell office:value-type="string" table:style-name="ce1">
            <text:p>Casa Maffei</text:p>
          </table:table-cell>
          <table:table-cell office:value-type="string" table:style-name="ce1">
            <text:p>Via Ferdinando Maffei di Boglio, Abbadia Alpina, Pinerolo, Torino, Piemonte, 10064, Italia</text:p>
          </table:table-cell>
          <table:table-cell office:value-type="string" table:style-name="ce1">
            <text:p>il suo ingresso dai portici di piazza Castello esibisce una ricca cornice in marmo impreziosita da bassorilievi bronzei e interni riccamente lavorati, con ampio utilizzo di tarsìe marmoree e stucchi. Nel quartiere Crocetta si può invece ammirare la notevole Casa Maffei (1905), con ringhiere e ferri battuti del maestro lombardo Alessandro Mazzucotelli, su progetto di Antonio Vandone di Cortemilia; altri suoi esempi da menzionare sono alcuni palazzi di corso Galileo Ferraris e corso Re Umberto, caratteristici per i decori fitomorfi e l'ampio impiego di vetri colorati e ferro battuto.</text:p>
          </table:table-cell>
          <table:table-cell office:value-type="string" table:style-name="ce1">
            <text:p>Si</text:p>
          </table:table-cell>
          <table:table-cell table:number-columns-repeated="16380" table:style-name="ce1"/>
        </table:table-row>
        <table:table-row table:style-name="ro1">
          <table:table-cell office:value-type="string" table:style-name="ce1">
            <text:p>Caffè Mulassano</text:p>
          </table:table-cell>
          <table:table-cell office:value-type="string" table:style-name="ce1">
            <text:p>Caffè Mulassano, 15, Piazza Castello, Centro, Circoscrizione 1, Torino, Piemonte, 10123, Italia</text:p>
          </table:table-cell>
          <table:table-cell office:value-type="string" table:style-name="ce1">
            <text:p>Tuttavia l'architetto Vandone di Cortemilia si dedicò anche a locali commerciali: da citare doverosamente troviamo il Caffè Mulassano nella centralissima piazza Castello, le cui dimensioni ridotte non fanno tuttavia sfigurare le eleganti boiseries e specchi, il soffitto a cassettoni in legno e cuoio e le numerose decorazioni in bronzo. Ulteriori opere di Vandone di Cortemilia sono presenti anche presso il Cimitero Monumentale, insieme ad altre opere di L. Bistolfi, D. Calandra, G. Casanova, C. Fumagalli, E. Rubino e A. Mazzucotelli.</text:p>
          </table:table-cell>
          <table:table-cell office:value-type="string" table:style-name="ce1">
            <text:p>Si</text:p>
          </table:table-cell>
          <table:table-cell table:number-columns-repeated="16380" table:style-name="ce1"/>
        </table:table-row>
        <table:table-row table:style-name="ro1">
          <table:table-cell office:value-type="string" table:style-name="ce1">
            <text:p>Cimitero Monumentale</text:p>
          </table:table-cell>
          <table:table-cell office:value-type="string" table:style-name="ce1">
            <text:p>Cimitero Monumentale, Circoscrizione 7, Sassi, Torino, Piemonte, Italia</text:p>
          </table:table-cell>
          <table:table-cell office:value-type="string" table:style-name="ce1">
            <text:p>da citare doverosamente troviamo il Caffè Mulassano nella centralissima piazza Castello, le cui dimensioni ridotte non fanno tuttavia sfigurare le eleganti boiseries e specchi, il soffitto a cassettoni in legno e cuoio e le numerose decorazioni in bronzo. Ulteriori opere di Vandone di Cortemilia sono presenti anche presso il Cimitero Monumentale, insieme ad altre opere di L. Bistolfi, D. Calandra, G. Casanova, C. Fumagalli, E. Rubino e A. Mazzucotelli. In zona San Donato, oltre alla vistosissima Casa Fenoglio, in via Piffetti vi sono due esempi databili 1908, opera di Giovanni Gribodo e poco distante vi sono altri esemplari di edifici liberty in via Durandi, via Cibrario e ancora in via Piffetti, al civico 35;</text:p>
          </table:table-cell>
          <table:table-cell office:value-type="string" table:style-name="ce1">
            <text:p>Si</text:p>
          </table:table-cell>
          <table:table-cell table:number-columns-repeated="16380" table:style-name="ce1"/>
        </table:table-row>
        <table:table-row table:style-name="ro1">
          <table:table-cell office:value-type="string" table:style-name="ce1">
            <text:p>via Durandi</text:p>
          </table:table-cell>
          <table:table-cell office:value-type="string" table:style-name="ce1">
            <text:p>Via Jacopo Durandi, San Donato, Circoscrizione 4, Torino, Piemonte, 10143, Italia</text:p>
          </table:table-cell>
          <table:table-cell office:value-type="string" table:style-name="ce1">
            <text:p>Ulteriori opere di Vandone di Cortemilia sono presenti anche presso il Cimitero Monumentale, insieme ad altre opere di L. Bistolfi, D. Calandra, G. Casanova, C. Fumagalli, E. Rubino e A. Mazzucotelli. In zona San Donato, oltre alla vistosissima Casa Fenoglio, in via Piffetti vi sono due esempi databili 1908, opera di Giovanni Gribodo e poco distante vi sono altri esemplari di edifici liberty in via Durandi, via Cibrario e ancora in via Piffetti, al civico 35; mentre di Giovan Battista Benazzo sono Casa Tasca (1903), che ostenta decori floreali, motivi geometrici circolari e ricche decorazioni in ferro battuto per ringhiere e finestre.</text:p>
          </table:table-cell>
          <table:table-cell office:value-type="string" table:style-name="ce1">
            <text:p>Si</text:p>
          </table:table-cell>
          <table:table-cell table:number-columns-repeated="16380" table:style-name="ce1"/>
        </table:table-row>
        <table:table-row table:style-name="ro1">
          <table:table-cell office:value-type="string" table:style-name="ce1">
            <text:p>Casa Tasca</text:p>
          </table:table-cell>
          <table:table-cell office:value-type="string" table:style-name="ce1">
            <text:p>Casa Tasca, Via Claudio Beaumont, San Donato, Circoscrizione 4, Torino, Piemonte, 10144, Italia</text:p>
          </table:table-cell>
          <table:table-cell office:value-type="string" table:style-name="ce1">
            <text:p>In zona San Donato, oltre alla vistosissima Casa Fenoglio, in via Piffetti vi sono due esempi databili 1908, opera di Giovanni Gribodo e poco distante vi sono altri esemplari di edifici liberty in via Durandi, via Cibrario e ancora in via Piffetti, al civico 35; mentre di Giovan Battista Benazzo sono Casa Tasca (1903), che ostenta decori floreali, motivi geometrici circolari e ricche decorazioni in ferro battuto per ringhiere e finestre. Nel confinante quartiere Cìt Turìn, lungo via Duchessa Jolanda, sorgono due palazzi progettati da Gottardo Gussoni, chiari esempi di tardo liberty databili 1914;</text:p>
          </table:table-cell>
          <table:table-cell office:value-type="string" table:style-name="ce1">
            <text:p>Si</text:p>
          </table:table-cell>
          <table:table-cell table:number-columns-repeated="16380" table:style-name="ce1"/>
        </table:table-row>
        <table:table-row table:style-name="ro1">
          <table:table-cell office:value-type="string" table:style-name="ce1">
            <text:p>Cìt Turìn</text:p>
          </table:table-cell>
          <table:table-cell office:value-type="string" table:style-name="ce1">
            <text:p>Cit Turin, Circoscrizione 3, Torino, Piemonte, 10138, Italia</text:p>
          </table:table-cell>
          <table:table-cell office:value-type="string" table:style-name="ce1">
            <text:p>mentre di Giovan Battista Benazzo sono Casa Tasca (1903), che ostenta decori floreali, motivi geometrici circolari e ricche decorazioni in ferro battuto per ringhiere e finestre. Nel confinante quartiere Cìt Turìn, lungo via Duchessa Jolanda, sorgono due palazzi progettati da Gottardo Gussoni, chiari esempi di tardo liberty databili 1914; analogamente, anche gli edifici nella retrostante via Susa ripropongono la medesima impostazione:</text:p>
          </table:table-cell>
          <table:table-cell office:value-type="string" table:style-name="ce1">
            <text:p>No<text:s/></text:p>
          </table:table-cell>
          <table:table-cell office:value-type="string" table:style-name="ce1">
            <text:p>Non dovrebbe essere riconosciuta come entità</text:p>
          </table:table-cell>
          <table:table-cell table:number-columns-repeated="16379"/>
        </table:table-row>
        <table:table-row table:style-name="ro1">
          <table:table-cell office:value-type="string" table:style-name="ce1">
            <text:p>Duchessa Jolanda</text:p>
          </table:table-cell>
          <table:table-cell office:value-type="string" table:style-name="ce1">
            <text:p>Duchessa Jolanda, Via Goffredo Casalis, Cit Turin, Circoscrizione 3, Torino, Piemonte, 10138, Italia</text:p>
          </table:table-cell>
          <table:table-cell office:value-type="string" table:style-name="ce1">
            <text:p>mentre di Giovan Battista Benazzo sono Casa Tasca (1903), che ostenta decori floreali, motivi geometrici circolari e ricche decorazioni in ferro battuto per ringhiere e finestre. Nel confinante quartiere Cìt Turìn, lungo via Duchessa Jolanda, sorgono due palazzi progettati da Gottardo Gussoni, chiari esempi di tardo liberty databili 1914; analogamente, anche gli edifici nella retrostante via Susa ripropongono la medesima impostazione:</text:p>
          </table:table-cell>
          <table:table-cell office:value-type="string" table:style-name="ce1">
            <text:p>No<text:s/></text:p>
          </table:table-cell>
          <table:table-cell office:value-type="string" table:style-name="ce1">
            <text:p>Errore locazione</text:p>
          </table:table-cell>
          <table:table-cell table:number-columns-repeated="16379"/>
        </table:table-row>
        <table:table-row table:style-name="ro1">
          <table:table-cell office:value-type="string" table:style-name="ce1">
            <text:p>Ufficio</text:p>
          </table:table-cell>
          <table:table-cell office:value-type="string" table:style-name="ce1">
            <text:p>ISTAT Ufficio Regionale Piemonte e Valle d'Aosta, 3, Via Alessandro Volta, Centro, Circoscrizione 1, Torino, Piemonte, 10121, Italia</text:p>
          </table:table-cell>
          <table:table-cell office:value-type="string" table:style-name="ce1">
            <text:p>due ingegneri al servizio dell'amministrazione pubblica La stagione del liberty torinese fu caratterizzata anche da una cospicua realizzazione di edifici pubblici tra cui scuole, uffici e bagni pubblici. 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text:p>
          </table:table-cell>
          <table:table-cell office:value-type="string" table:style-name="ce1">
            <text:p>No<text:s/></text:p>
          </table:table-cell>
          <table:table-cell table:number-columns-repeated="16380" table:style-name="ce1"/>
        </table:table-row>
        <table:table-row table:style-name="ro1">
          <table:table-cell office:value-type="string" table:style-name="ce1">
            <text:p>Bagni Municipali</text:p>
          </table:table-cell>
          <table:table-cell office:value-type="string" table:style-name="ce1">
            <text:p>Ex Bagni Municipali di San Secondo, Via Legnano, Crocetta, Circoscrizione 1, Torino, Piemonte, 10128,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via O. Morgari</text:p>
          </table:table-cell>
          <table:table-cell office:value-type="string" table:style-name="ce1">
            <text:p>Via O. Morgari, Tetti Griglio, Bruino, Torino, Piemonte, 10045,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Vanchiglia</text:p>
          </table:table-cell>
          <table:table-cell office:value-type="string" table:style-name="ce1">
            <text:p>Vanchiglia, Circoscrizione 7, Torino, Piemonte, 10124,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Palazzo Poste</text:p>
          </table:table-cell>
          <table:table-cell office:value-type="string" table:style-name="ce1">
            <text:p>Palazzo Canavese, Torino, Piemonte,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No<text:s/></text:p>
          </table:table-cell>
          <table:table-cell office:value-type="string" table:style-name="ce1">
            <text:p>Errore locazione</text:p>
          </table:table-cell>
          <table:table-cell table:number-columns-repeated="16379"/>
        </table:table-row>
        <table:table-row table:style-name="ro1">
          <table:table-cell office:value-type="string" table:style-name="ce1">
            <text:p>Telegrafi</text:p>
          </table:table-cell>
          <table:table-cell office:value-type="string" table:style-name="ce1">
            <text:p>Poste e Telegrafi, Via Roma, Grugliasco, Torino, Piemonte, 10093, Italia</text:p>
          </table:table-cell>
          <table:table-cell office:value-type="string" table:style-name="ce1">
            <text:p>In questo settore dell'amministrazione locale emersero illustri esponenti tra cui dapprima l'ingegnere Daniele Donghi, già professore ordinario di Architettura tecnica a Milano e Padova, che per circa quindici anni fu a capo dell'Ufficio tecnico dei Lavori pubblici, carica che lasciò alla volta dell'analogo incarico presso il Comune di Padova, quello di Venezia, divenendo infine direttore della filiale milanese dell'Impresa Porcheddu di Torino. A Donghi subentrò l'ingegner Camillo Dolza che firmò i più importanti progetti di edilizia pubblica torinese dei primi decenni del Novecento, tra cui si contano l'imponente edificio dell'istituto superiore femminile magistrale "V. Monti" di corso Galileo Ferraris 11 (1900), i primi Bagni Municipali di via G. Saccarelli (1901), quelli di via O. Morgari (1905), quelli di borgo Vanchiglia (1910), il Palazzo Poste e Telegrafi di via Alfieri (1908) e la nuova scuola elementare "Santorre di Santarosa" di via Braccini (1920). Il neogotico e i detrattori del liberty Parallelamente al naturalismo talvolta esasperato del liberty, la corrente del neogotico continuò a essere lo stile prediletto della aristocrazia e della committenza di gusto più conservatore e tradizionalista;</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Tra i più noti si possono citare: la Conceria Fiorio (1900), lo Stabilimento Boero (1905), le Fonderie Ballada (1906), lo stabilimento automobilistico delle Officine Diatto (1907) e il grande edificio del primo birrificio italiano Bosio &amp; Caratsch, con l'annessa villa padronale (1907) e, ovviamente, il Villaggio Leumann. Il Villaggio Leumann Grazie all'acquisita esperienza in ambito di progettazione di stabilimenti industriali, Fenoglio si occupò anche del vasto progetto del Villaggio Leumann.</text:p>
          </table:table-cell>
          <table:table-cell office:value-type="string" table:style-name="ce1">
            <text:p>Si</text:p>
          </table:table-cell>
          <table:table-cell table:number-columns-repeated="16380"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la Conceria Fiorio (1900), lo Stabilimento Boero (1905), le Fonderie Ballada (1906), lo stabilimento automobilistico delle Officine Diatto (1907) e il grande edificio del primo birrificio italiano Bosio &amp; Caratsch, con l'annessa villa padronale (1907) e, ovviamente, il Villaggio Leumann. Il Villaggio Leumann Grazie all'acquisita esperienza in ambito di progettazione di stabilimenti industriali, Fenoglio si occupò anche del vasto progetto del Villaggio Leumann. Esso nacque dall'idea di un illuminato imprenditore di origine elvetica, Napoleone Leumann, che trasferì lo stabilimento della sua azienda tessile da Voghera a Torino, beneficiando delle agevolazioni che offriva il capoluogo piemontese, reduce del contestato trasferimento della capitale prima a Firenze e poi a Roma;</text:p>
          </table:table-cell>
          <table:table-cell table:number-columns-repeated="16381"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un'area ben definita in cui lavoro, famiglia, tempo libero, istituzioni sociali e previdenziali furono strettamente connessi fra loro, formando un contesto socialmente evoluto ed efficiente. Esempi analoghi sorsero nel medesimo periodo anche in Lombardia e in Veneto ma il Villaggio Leumann è forse l'esempio più esteso, completo e funzionale, tale da essere diventato un'interessante testimonianza di carattere storico, culturale e architettonico. 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text:p>
          </table:table-cell>
          <table:table-cell table:number-columns-repeated="16381" table:style-name="ce1"/>
        </table:table-row>
        <table:table-row table:style-name="ro1">
          <table:table-cell office:value-type="string" table:style-name="ce1">
            <text:p>Villaggio Leumann</text:p>
          </table:table-cell>
          <table:table-cell office:value-type="string" table:style-name="ce1">
            <text:p>Villaggio Leumann Ovest, Corso Francia, Terracorta, Leumann, Collegno, Torino, Piemonte, 10093, Italia</text:p>
          </table:table-cell>
          <table:table-cell office:value-type="string" table:style-name="ce1">
            <text:p>Il neogotico e i detrattori del liberty Parallelamente al naturalismo talvolta esasperato del liberty, la corrente del neogotico continuò a essere lo stile prediletto della aristocrazia e della committenza di gusto più conservatore e tradizionalista; inoltre, grazie della forte connotazione allegorica d'ispirazione medievale si confermò lo stile preferito per la realizzazione di edifici religiosi, se si esclude l'unico caso italiano della chiesa liberty dedicata a Santa Elisabetta, all'interno del Villaggio Leumann. Uno dei maggiori detrattori del liberty fu il poeta torinese Guido Gozzano che, per ironia della sorte, visse e morì in un edificio progettato secondo questo nuovo stile dallo stesso Pietro Fenoglio.</text:p>
          </table:table-cell>
          <table:table-cell table:number-columns-repeated="16381" table:style-name="ce1"/>
        </table:table-row>
        <table:table-row table:style-name="ro1">
          <table:table-cell office:value-type="string" table:style-name="ce1">
            <text:p>piazza Solferino</text:p>
          </table:table-cell>
          <table:table-cell office:value-type="string" table:style-name="ce1">
            <text:p>Piazza Solferino, Centro, Circoscrizione 1, Torino, Piemonte, Italia</text:p>
          </table:table-cell>
          <table:table-cell office:value-type="string" table:style-name="ce1">
            <text:p>al contrario nel neogotico egli avvertiva un sano «ritorno all'ordine» che poneva al riparo da pericolose avanguardie stilistiche troppo audaci. Della stessa idea furono anche i maggiori esponenti della nobiltà e della finanza che, pur senza ricorrere al neogotico, per i loro edifici di rappresentanza predilessero uno stile neoclassico più sobrio, tradizionale e conservatore, come accadde per esempio per l'edificio eclettico delle Assicurazioni Generali Venezia in piazza Solferino, progettato dello stesso Pietro Fenoglio che tuttavia qui si piegò alle indiscutibili esigenze del committente. Oltre al ben noto Borgo Medievale del Parco del Valentino, gioiello frutto di un accurato studio delle vestigia medievali locali coordinato dall'architetto portoghese Alfredo d'Andrade, nell'elegante quartiere residenziale Cit Turin si possono notare degli ottimi esempi di architettura civile nelle opere commissionate da Carrera:</text:p>
          </table:table-cell>
          <table:table-cell office:value-type="string" table:style-name="ce1">
            <text:p>Si</text:p>
          </table:table-cell>
          <table:table-cell table:number-columns-repeated="16380"/>
        </table:table-row>
        <table:table-row table:style-name="ro1">
          <table:table-cell office:value-type="string" table:style-name="ce1">
            <text:p>piazza Solferino</text:p>
          </table:table-cell>
          <table:table-cell office:value-type="string" table:style-name="ce1">
            <text:p>Piazza Solferino, Centro, Circoscrizione 1, Torino, Piemonte, Italia</text:p>
          </table:table-cell>
          <table:table-cell office:value-type="string" table:style-name="ce1">
            <text:p>malgrado la sua distruzione in un incendio nel 9 marzo 1980 la caratteristica facciata con accesso angolare sormontata da una cupola venne conservata e l'edificio fu destinato a differente uso, su progetto dell'architetto Pier Paolo Maggiora. 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text:p>
          </table:table-cell>
          <table:table-cell table:number-columns-repeated="16381" table:style-name="ce1"/>
        </table:table-row>
        <table:table-row table:style-name="ro1">
          <table:table-cell office:value-type="string" table:style-name="ce1">
            <text:p>Casa della Vittoria</text:p>
          </table:table-cell>
          <table:table-cell office:value-type="string" table:style-name="ce1">
            <text:p>Casa della Vittoria, Via Pietro Palmieri, Cit Turin, Circoscrizione 3, Torino, Piemonte, 10138, Italia</text:p>
          </table:table-cell>
          <table:table-cell office:value-type="string" table:style-name="ce1">
            <text:p>Oltre al ben noto Borgo Medievale del Parco del Valentino, gioiello frutto di un accurato studio delle vestigia medievali locali coordinato dall'architetto portoghese Alfredo d'Andrade, nell'elegante quartiere residenziale Cit Turin si possono notare degli ottimi esempi di architettura civile nelle opere commissionate da Carrera: la Casa della Vittoria (1918-20) di Gottardo Gussoni, insieme all'abitazione dello stesso Carrera, ne sono l'esempio di maggior rilevanza. Sempre nel medesimo quartiere è degno di nota anche l'operato dell'architetto Giuseppe Gallo, a cui si deve il progetto della chiesa dedicata a Gesù Nazareno affacciata su piazza Martini.</text:p>
          </table:table-cell>
          <table:table-cell office:value-type="string" table:style-name="ce1">
            <text:p>Si</text:p>
          </table:table-cell>
          <table:table-cell table:number-columns-repeated="16380"/>
        </table:table-row>
        <table:table-row table:style-name="ro1">
          <table:table-cell office:value-type="string" table:style-name="ce1">
            <text:p>piazza Martini</text:p>
          </table:table-cell>
          <table:table-cell office:value-type="string" table:style-name="ce1">
            <text:p>Lago Martini, Barriera di Lanzo, Circoscrizione 5, Villaretto, Torino, Piemonte, Italia</text:p>
          </table:table-cell>
          <table:table-cell office:value-type="string" table:style-name="ce1">
            <text:p>la Casa della Vittoria (1918-20) di Gottardo Gussoni, insieme all'abitazione dello stesso Carrera, ne sono l'esempio di maggior rilevanza. Sempre nel medesimo quartiere è degno di nota anche l'operato dell'architetto Giuseppe Gallo, a cui si deve il progetto della chiesa dedicata a Gesù Nazareno affacciata su piazza Martini. Ulteriori esempi di edifici civili in stile neogotico sono evidenziabili nel vicino quartiere San Donato con il gruppo di case di via Piffetti, famose per i ferri battuti, le caratteristiche sfingi e le decorazioni a coda di pavone.</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Esempi analoghi sorsero nel medesimo periodo anche in Lombardia e in Veneto ma il Villaggio Leumann è forse l'esempio più esteso, completo e funzionale, tale da essere diventato un'interessante testimonianza di carattere storico, culturale e architettonico. Gli altri personaggi del liberty torinese Malgrado la connotazione principalmente barocca di scuola guariniana e juvarriana, il patrimonio architettonico della vecchia capitale sabauda conserva pressoché intatte ancora oggi importanti testimonianze liberty e la presenza di architetture di quell'epoca è ancora percepibile in alcune zone centrali del capoluogo come i quartieri del centro storico, la Crocetta, San Salvario, la collina ma con un'assoluta predominanza nell'area comprendente i quartieri <text:s/>San Donato e Cit Turin. L'emblema di alcune prime sperimentazioni che, da un'impostazione ancora evidentemente eclettica tanto cara a Carlo Ceppi, lasciano comunque trasparire protostilemi liberty sono sicuramente Palazzo Bellia (1898) e Palazzo Priotti (1900).</text:p>
          </table:table-cell>
          <table:table-cell office:value-type="string" table:style-name="ce1">
            <text:p>Si</text:p>
          </table:table-cell>
          <table:table-cell table:number-columns-repeated="16380"/>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l'architetto Pietro Betta, per esempio, si differenziò per abbracciare uno stile più riconducibile al sezessionstil e nel cui studio si formarono giovani architetti come Domenico Soldiero Morelli e Armando Melis de Villa, protagonisti della successiva stagione del razionalismo italiano. L'opera di Betta si distinse per l'approccio più monumentale, contaminato da elementi classici sapientemente abbinati a stilemi secessionisti, il cui esempio più imponente appare nella Casa Avezzano (1912) del quartiere Crocetta, dove la facciata è scandita da una sequenza di grosse colonne corinzie aggettanti sorrette da protomi taurini e «incatenate» a una serie di bovindi. Altri esempi marcatamente secessionisti sono Casa Bonelli (1904), residenza dello stesso architetto Bonelli, i cui prospetti sono caratterizzati da particolarissime porte-finestre contornate da un'ampia cornice circolare che riportano un ornato finemente decorato e Casa Mussini, austero edificio residenziale della precollina, progettata dall'architetto Ferrari nel 1914.Altro esponente vicino al lessico progettuale di Pietro Betta fu l'architetto Annibale Rigotti che, all'angolo di via Vassalli Eandi con via Principi d'Acaja, poco distante dalla Casa Ina di Fenoglio, progettò Casa Baravalle (1902), una villa unifamigliare riconoscibile per le sue pareti azzurre e caratterizzata da decorazioni geometriche, con forme estremamente sobrie.</text:p>
          </table:table-cell>
          <table:table-cell table:number-columns-repeated="16381" table:style-name="ce1"/>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il suo ingresso dai portici di piazza Castello esibisce una ricca cornice in marmo impreziosita da bassorilievi bronzei e interni riccamente lavorati, con ampio utilizzo di tarsìe marmoree e stucchi. Nel quartiere Crocetta si può invece ammirare la notevole Casa Maffei (1905), con ringhiere e ferri battuti del maestro lombardo Alessandro Mazzucotelli, su progetto di Antonio Vandone di Cortemilia; altri suoi esempi da menzionare sono alcuni palazzi di corso Galileo Ferraris e corso Re Umberto, caratteristici per i decori fitomorfi e l'ampio impiego di vetri colorati e ferro battuto.</text:p>
          </table:table-cell>
          <table:table-cell table:number-columns-repeated="16381" table:style-name="ce1"/>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table:number-columns-repeated="16381" table:style-name="ce1"/>
        </table:table-row>
        <table:table-row table:style-name="ro1">
          <table:table-cell office:value-type="string" table:style-name="ce1">
            <text:p>Crocetta</text:p>
          </table:table-cell>
          <table:table-cell office:value-type="string" table:style-name="ce1">
            <text:p>Crocetta, Circoscrizione 1,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table:number-columns-repeated="16381" table:style-name="ce1"/>
        </table:table-row>
        <table:table-row table:style-name="ro1">
          <table:table-cell office:value-type="string" table:style-name="ce1">
            <text:p>Casa Lattes</text:p>
          </table:table-cell>
          <table:table-cell office:value-type="string" table:style-name="ce1">
            <text:p>Via Lattes, Caselle Torinese, Torino, Piemonte, 10072,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table-row>
        <table:table-row table:style-name="ro1">
          <table:table-cell office:value-type="string" table:style-name="ce1">
            <text:p>Sommelier</text:p>
          </table:table-cell>
          <table:table-cell office:value-type="string" table:style-name="ce1">
            <text:p>Sommelier, Via Paolo Sacchi, Crocetta, Circoscrizione 1, Torino, Piemonte, 10128, Italia</text:p>
          </table:table-cell>
          <table:table-cell office:value-type="string" table:style-name="ce1">
            <text:p>Ulteriori esempi di edifici civili in stile neogotico sono evidenziabili nel vicino quartiere San Donato con il gruppo di case di via Piffetti, famose per i ferri battuti, le caratteristiche sfingi e le decorazioni a coda di pavone. 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text:p>
          </table:table-cell>
          <table:table-cell office:value-type="string" table:style-name="ce1">
            <text:p>Si</text:p>
          </table:table-cell>
          <table:table-cell table:number-columns-repeated="16380"/>
        </table:table-row>
        <table:table-row table:style-name="ro1">
          <table:table-cell office:value-type="string" table:style-name="ce1">
            <text:p>Palazzotto Arduino</text:p>
          </table:table-cell>
          <table:table-cell office:value-type="string" table:style-name="ce1">
            <text:p>Palazzotto Arduino, Corso Lecce, Martinetto, Circoscrizione 4, Torino, Piemonte, 10145, Italia</text:p>
          </table:table-cell>
          <table:table-cell office:value-type="string" table:style-name="ce1">
            <text:p>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 <text:s/>La parabola finale del liberty, l'avvento dell'art déco e il neoliberty L'art déco Mentre gli orrori della prima guerra mondiale decretarono, non soltanto simbolicamente, la fine della spensierata stagione del liberty, nel corso del secondo decennio del Novecento il tema della «funzione» prevalse sulla «forma» e l'art déco fu una sorta di sinossi stilistica che vide trasformare le sue sinuose audacie in stilemi più rigorosi che anticiparono, anche se di poco, i caratteri principali del razionalismo;</text:p>
          </table:table-cell>
          <table:table-cell office:value-type="string" table:style-name="ce1">
            <text:p>Si</text:p>
          </table:table-cell>
          <table:table-cell table:number-columns-repeated="16380"/>
        </table:table-row>
        <table:table-row table:style-name="ro1">
          <table:table-cell office:value-type="string" table:style-name="ce1">
            <text:p>Palazzo Gualino</text:p>
          </table:table-cell>
          <table:table-cell office:value-type="string" table:style-name="ce1">
            <text:p>Palazzo Gualino, Corso Vittorio Emanuele II, Centro, Circoscrizione 1, Torino, Piemonte, 10123, Italia</text:p>
          </table:table-cell>
          <table:table-cell office:value-type="string" table:style-name="ce1">
            <text:p>Altri isolati esempi di neogotico di Giuseppe Gallo sono altresì presenti nella zona di San Salvario e nel quartiere Crocetta, dove svetta la Casa Lattes (1911), imponente esempio presso l'incrocio di via Sacchi e corso Sommelier. Nel quartiere Parella, invece, al tempo estrema periferia contornata dalla campagna, sorge il Palazzotto Arduino, un ricco esempio di neogotico realizzato dagli architetti Coppedé e Mesturino nel 1926, quando ormai l'avanguardia architettonica stava già sperimentando in città i primi esempi di razionalismo come, per esempio, Palazzo Gualino. <text:s/>La parabola finale del liberty, l'avvento dell'art déco e il neoliberty L'art déco Mentre gli orrori della prima guerra mondiale decretarono, non soltanto simbolicamente, la fine della spensierata stagione del liberty, nel corso del secondo decennio del Novecento il tema della «funzione» prevalse sulla «forma» e l'art déco fu una sorta di sinossi stilistica che vide trasformare le sue sinuose audacie in stilemi più rigorosi che anticiparono, anche se di poco, i caratteri principali del razionalismo;</text:p>
          </table:table-cell>
          <table:table-cell office:value-type="string" table:style-name="ce1">
            <text:p>Si</text:p>
          </table:table-cell>
          <table:table-cell table:number-columns-repeated="16380"/>
        </table:table-row>
        <table:table-row table:style-name="ro1">
          <table:table-cell office:value-type="string" table:style-name="ce1">
            <text:p>via Bossi</text:p>
          </table:table-cell>
          <table:table-cell office:value-type="string" table:style-name="ce1">
            <text:p>Via Carlo Bossi, San Donato, Circoscrizione 4, Torino, Piemonte, 10143, Italia</text:p>
          </table:table-cell>
          <table:table-cell office:value-type="string" table:style-name="ce1">
            <text:p>il suo apparato decorativo, ormai privo di decorazioni floreali, è caratterizzato da cornici e motivi odivaghi alternati a superfici piane; stesso dicasi per l'edificio accanto, all'angolo con la vicina via Bossi. Altro esempio di art déco fu l'edificio che sorse all'angolo di corso Vittorio Emanuele II che venne realizzato nel 1926 su progetto di dell'ingegner Bonadè-Bottino per ospitare il Palazzo del Cinema, in seguito Cinema Corso, al tempo la sala cinematografica più grande d'Italia;</text:p>
          </table:table-cell>
          <table:table-cell office:value-type="string" table:style-name="ce1">
            <text:p>Si</text:p>
          </table:table-cell>
          <table:table-cell table:number-columns-repeated="16380"/>
        </table:table-row>
        <table:table-row table:style-name="ro1">
          <table:table-cell office:value-type="string" table:style-name="ce1">
            <text:p>Stadium</text:p>
          </table:table-cell>
          <table:table-cell office:value-type="string" table:style-name="ce1">
            <text:p>Allianz Stadium, Via Druento, Continassa, Circoscrizione 5, Torino, Piemonte, 10151, Italia</text:p>
          </table:table-cell>
          <table:table-cell office:value-type="string" table:style-name="ce1">
            <text:p>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text:p>
          </table:table-cell>
          <table:table-cell office:value-type="string" table:style-name="ce1">
            <text:p>No<text:s/></text:p>
          </table:table-cell>
          <table:table-cell table:number-columns-repeated="16380"/>
        </table:table-row>
        <table:table-row table:style-name="ro1">
          <table:table-cell office:value-type="string" table:style-name="ce1">
            <text:p>Regio Parco</text:p>
          </table:table-cell>
          <table:table-cell office:value-type="string" table:style-name="ce1">
            <text:p>Regio Parco, Circoscrizione 6, Torino, Piemonte, Italia</text:p>
          </table:table-cell>
          <table:table-cell office:value-type="string" table:style-name="ce1">
            <text:p>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text:p>
          </table:table-cell>
          <table:table-cell office:value-type="string" table:style-name="ce1">
            <text:p>Si</text:p>
          </table:table-cell>
          <table:table-cell table:number-columns-repeated="16380"/>
        </table:table-row>
        <table:table-row table:style-name="ro1">
          <table:table-cell office:value-type="string" table:style-name="ce1">
            <text:p>piazza Bernini</text:p>
          </table:table-cell>
          <table:table-cell office:value-type="string" table:style-name="ce1">
            <text:p>Bernini, Corso Francia, Cenisia, Circoscrizione 3, Torino, Piemonte, 10143, Italia</text:p>
          </table:table-cell>
          <table:table-cell office:value-type="string" table:style-name="ce1">
            <text:p>In piazza Solferino, invece sorge un altro esempio dalle forme sobrie ed eleganti realizzato nel 1928 su progetto di Giuseppe Momo, come sede della Società Anonima Edile Torinese,Un altro autore torinese che si affermò per le sue opere déco fu l'architetto Vittorio Eugenio Ballatore di Rosana. Già autore del motovelodromo di vaga ispirazione liberty e dello Stadium, egli si distinse per la progettazione delle Torri Rivella, la coppia di edifici posti nell'omonimo slargo all'incrocio di corso Regina Margherita e corso Regio Parco, nonché l'imponente edificio dell'Istituto Elettrotecnico "Galileo Ferraris", di corso Massimo d'Azeglio e un gruppo di edifici a ridosso di piazza Bernini. <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text:p>
          </table:table-cell>
          <table:table-cell office:value-type="string" table:style-name="ce1">
            <text:p>Si</text:p>
          </table:table-cell>
          <table:table-cell table:number-columns-repeated="16380"/>
        </table:table-row>
        <table:table-row table:style-name="ro1">
          <table:table-cell office:value-type="string" table:style-name="ce1">
            <text:p>Casa dell'Obelisco</text:p>
          </table:table-cell>
          <table:table-cell office:value-type="string" table:style-name="ce1">
            <text:p>Casa dell'Obelisco, Via Bicocca, Borgo Po, Circoscrizione 8, Torino, Piemonte, 10123, Italia</text:p>
          </table:table-cell>
          <table:table-cell office:value-type="string" table:style-name="ce1">
            <text:p><text:s/>Il neoliberty e la rivalutazione postuma del liberty torinese Negli anni cinquanta del Novecento il liberty ebbe una sorta di reinterpretazione da parte di alcuni esponenti dell'architettura torinese dell'epoca tra cui Roberto Gabetti, Aimaro Isola, Sergio Jaretti ed Elio Luzi e altresì lo studio milanese BBPR che, per la loro rilettura degli stilemi floreali e strutturali, indussero il critico Paolo Portoghesi a definire tale fenomeno neoliberty. Di Jaretti e Luzi è emblematica la cosiddetta Casa dell'Obelisco, dove emergono con raffinata ironia colti riferimenti stilistici che conducono a una rivisitazione dei materiali da costruzione, riproponendo l'utilizzo del litocemento per elementi decorativi che caratterizzano tutti i sinuosi prospetti dell'edificio marcatamente scanditi da rilievi orizzontali sovrapposti che richiamano le morfologie moderniste di Gaudí. Sempre nella zona collinare di Borgo Po, all'inizio degli anni duemila, è comparso un eccentrico edificio unifamiliare progettato dell'architetto torinese Alessandro Celli.</text:p>
          </table:table-cell>
          <table:table-cell office:value-type="string" table:style-name="ce1">
            <text:p>Si</text:p>
          </table:table-cell>
          <table:table-cell table:number-columns-repeated="16380"/>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Di Jaretti e Luzi è emblematica la cosiddetta Casa dell'Obelisco, dove emergono con raffinata ironia colti riferimenti stilistici che conducono a una rivisitazione dei materiali da costruzione, riproponendo l'utilizzo del litocemento per elementi decorativi che caratterizzano tutti i sinuosi prospetti dell'edificio marcatamente scanditi da rilievi orizzontali sovrapposti che richiamano le morfologie moderniste di Gaudí. Sempre nella zona collinare di Borgo Po, all'inizio degli anni duemila, è comparso un eccentrico edificio unifamiliare progettato dell'architetto torinese Alessandro Celli. <text:s/>Egli nel 2002 ha progettato per il suo committente Villa Grivet Brancot, ovvero un autentico «falso architettonico» che si ispira ai maggiori stilemi liberty torinesi.</text:p>
          </table:table-cell>
          <table:table-cell office:value-type="string" table:style-name="ce1">
            <text:p>Si</text:p>
          </table:table-cell>
          <table:table-cell table:number-columns-repeated="16380"/>
        </table:table-row>
        <table:table-row table:style-name="ro1">
          <table:table-cell office:value-type="string" table:style-name="ce1">
            <text:p>Borgo Po</text:p>
          </table:table-cell>
          <table:table-cell office:value-type="string" table:style-name="ce1">
            <text:p>Borgo Po, Circoscrizione 8,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table:number-columns-repeated="16381" table:style-name="ce1"/>
        </table:table-row>
        <table:table-row table:style-name="ro1">
          <table:table-cell office:value-type="string" table:style-name="ce1">
            <text:p>Villa Grivet Brancot</text:p>
          </table:table-cell>
          <table:table-cell office:value-type="string" table:style-name="ce1">
            <text:p>Le Baite del Buric, Frazione Ritornato, Corio, Unione Montana di Comuni delle Valli di Lanzo, Ceronda e Casternone, Torino, Piemonte, 10070, Italia</text:p>
          </table:table-cell>
          <table:table-cell office:value-type="string" table:style-name="ce1">
            <text:p>Sempre nella zona collinare di Borgo Po, all'inizio degli anni duemila, è comparso un eccentrico edificio unifamiliare progettato dell'architetto torinese Alessandro Celli. <text:s/>Egli nel 2002 ha progettato per il suo committente Villa Grivet Brancot, ovvero un autentico «falso architettonico» che si ispira ai maggiori stilemi liberty torinesi. L'abitazione della famiglia Grivet Brancot è caratterizzata da un ricco apparato decorativo costituito da litocemento, cornici, decorazioni e ferri battuti che sembrano davvero appartenere al repertorio fenogliano ma che invece sono il frutto di un'attenta ricerca contemporanea di maestranze e di materiale filologicamente coerenti con l'epoca liberty e a suo perpetuo omaggio.</text:p>
          </table:table-cell>
          <table:table-cell office:value-type="string" table:style-name="ce1">
            <text:p>No<text:s/></text:p>
          </table:table-cell>
          <table:table-cell table:number-columns-repeated="16380"/>
        </table:table-row>
        <table:table-row table:style-name="ro1">
          <table:table-cell office:value-type="string" table:style-name="ce1">
            <text:p>Grivet Brancot</text:p>
          </table:table-cell>
          <table:table-cell office:value-type="string" table:style-name="ce1">
            <text:p>Le Baite del Buric, Frazione Ritornato, Corio, Unione Montana di Comuni delle Valli di Lanzo, Ceronda e Casternone, Torino, Piemonte, 10070, Italia</text:p>
          </table:table-cell>
          <table:table-cell office:value-type="string" table:style-name="ce1">
            <text:p>Sempre nella zona collinare di Borgo Po, all'inizio degli anni duemila, è comparso un eccentrico edificio unifamiliare progettato dell'architetto torinese Alessandro Celli. <text:s/>Egli nel 2002 ha progettato per il suo committente Villa Grivet Brancot, ovvero un autentico «falso architettonico» che si ispira ai maggiori stilemi liberty torinesi. L'abitazione della famiglia Grivet Brancot è caratterizzata da un ricco apparato decorativo costituito da litocemento, cornici, decorazioni e ferri battuti che sembrano davvero appartenere al repertorio fenogliano ma che invece sono il frutto di un'attenta ricerca contemporanea di maestranze e di materiale filologicamente coerenti con l'epoca liberty e a suo perpetuo omaggio.</text:p>
          </table:table-cell>
          <table:table-cell office:value-type="string" table:style-name="ce1">
            <text:p>No<text:s/></text:p>
          </table:table-cell>
          <table:table-cell table:number-columns-repeated="16380"/>
        </table:table-row>
        <table:table-row table:style-name="ro1">
          <table:table-cell office:value-type="string" table:style-name="ce1">
            <text:p>Grivet Brancot</text:p>
          </table:table-cell>
          <table:table-cell office:value-type="string" table:style-name="ce1">
            <text:p>Le Baite del Buric, Frazione Ritornato, Corio, Unione Montana di Comuni delle Valli di Lanzo, Ceronda e Casternone, Torino, Piemonte, 10070, Italia</text:p>
          </table:table-cell>
          <table:table-cell office:value-type="string" table:style-name="ce1">
            <text:p><text:s/>Egli nel 2002 ha progettato per il suo committente Villa Grivet Brancot, ovvero un autentico «falso architettonico» che si ispira ai maggiori stilemi liberty torinesi. L'abitazione della famiglia Grivet Brancot è caratterizzata da un ricco apparato decorativo costituito da litocemento, cornici, decorazioni e ferri battuti che sembrano davvero appartenere al repertorio fenogliano ma che invece sono il frutto di un'attenta ricerca contemporanea di maestranze e di materiale filologicamente coerenti con l'epoca liberty e a suo perpetuo omaggio. Gli edifici di maggiore interesse Mappa sinottica degli edifici in stile liberty a Torino.</text:p>
          </table:table-cell>
          <table:table-cell table:number-columns-repeated="16381" table:style-name="ce1"/>
        </table:table-row>
        <table:table-row table:style-name="ro1">
          <table:table-cell office:value-type="string" table:style-name="ce1">
            <text:p>Barriera di Milano</text:p>
          </table:table-cell>
          <table:table-cell office:value-type="string" table:style-name="ce1">
            <text:p>Barriera di Milano, Circoscrizione 6,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Campidoglio</text:p>
          </table:table-cell>
          <table:table-cell office:value-type="string" table:style-name="ce1">
            <text:p>Campidoglio, Circoscrizione 4, Torino, Piemonte, 10143,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Lucento</text:p>
          </table:table-cell>
          <table:table-cell office:value-type="string" table:style-name="ce1">
            <text:p>Lucento, Torino, Piemonte, 10151,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Si</text:p>
          </table:table-cell>
          <table:table-cell table:number-columns-repeated="16380"/>
        </table:table-row>
        <table:table-row table:style-name="ro1">
          <table:table-cell office:value-type="string" table:style-name="ce1">
            <text:p>Zona</text:p>
          </table:table-cell>
          <table:table-cell office:value-type="string" table:style-name="ce1">
            <text:p>Zona Umida (Stagno), Parella, Circoscrizione 4, Torino, Piemonte, Italia</text:p>
          </table:table-cell>
          <table:table-cell office:value-type="string" table:style-name="ce1">
            <text:p>Gli edifici di maggiore interesse Mappa sinottica degli edifici in stile liberty a Torino. <text:s/>Zona Centro Zona Crocetta San Donato Zona Parco del Valentino (San Salvario) Zona San Paolo Zona Santa Rita Zona Aurora Zona Nord (Barriera di Milano) Zona Nord Ovest (Campidoglio e Lucento) Zona collinare (Borgo Po)<text:s/></text:p>
          </table:table-cell>
          <table:table-cell office:value-type="string" table:style-name="ce1">
            <text:p>No<text:s/></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1">
            <text:p>Risultati</text:p>
          </table:table-cell>
          <table:table-cell office:value-type="float" office:value="40" table:formula="of:=COUNTIF([.D2:.D137]; &quot;Si&quot;)" table:style-name="ce1">
            <text:p>40</text:p>
          </table:table-cell>
          <table:table-cell office:value-type="float" office:value="59" table:formula="of:=COUNTA([.$D$2:.$D$92])" table:style-name="ce1">
            <text:p>59</text:p>
          </table:table-cell>
          <table:table-cell table:number-columns-repeated="16381" table:style-name="ce1"/>
        </table:table-row>
        <table:table-row table:number-rows-repeated="1048481" table:style-name="ro1">
          <table:table-cell table:number-columns-repeated="16384"/>
        </table:table-row>
      </table:table>
      <table:table table:name="Foglio1" table:style-name="ta1">
        <table:table-column table:style-name="co4" table:number-columns-repeated="16384" table:default-cell-style-name="ce1"/>
        <table:table-row table:number-rows-repeated="1048576" table:style-name="ro1">
          <table:table-cell table:number-columns-repeated="16384"/>
        </table:table-row>
      </table:table>
      <table:database-ranges>
        <table:database-range table:target-range-address="Liberty_a_Torino.A1:Liberty_a_Torino.E92" table:name="Liberty_a_Torino" table:display-filter-buttons="true" table:on-update-keep-size="false" table:on-update-keep-styles="true" table:refresh-delay="false">
          <table:database-source-sql table:database-name="Provider=Microsoft.Mashup.OleDb.1;Data Source=$Workbook$;Location=&quot;Liberty a Torino&quot;;Extended Properties=&quot;&quot;" table:sql-statement="SELECT * FROM [Liberty a Torino]"/>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128525</meta:initial-creator>
    <dc:creator>128525</dc:creator>
    <meta:creation-date>2022-07-17T10:33:45Z</meta:creation-date>
    <dc:date>2022-07-24T13:31:32Z</dc:date>
  </office:meta>
</office:document-meta>
</file>